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61bb9d10fed7e0c9c2c432d94b947784.png"/>
  <manifest:file-entry manifest:media-type="image/png" manifest:full-path="Pictures/29e16d56fcaf67d32041f1c8f393f170.png"/>
  <manifest:file-entry manifest:media-type="image/png" manifest:full-path="Pictures/c98b83c1ee0a5eec696597315bbc5257.png"/>
  <manifest:file-entry manifest:media-type="image/png" manifest:full-path="Pictures/366be01fbb9bd06a2f71455de48ec30b.png"/>
  <manifest:file-entry manifest:media-type="image/png" manifest:full-path="Pictures/dfcab6c9f53ca883e7fd92e4737f434c.png"/>
  <manifest:file-entry manifest:media-type="image/png" manifest:full-path="Pictures/14fe8e894ff16fd911e32a6dcb9a8ea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6r6" style:family="table-row">
      <style:table-row-properties style:row-height="1.341cm"/>
    </style:style>
    <style:style style:name="gr26r6c0" style:family="table-cell">
      <style:graphic-properties draw:fill="solid" draw:fill-color="#EEF0EB"/>
      <style:paragraph-properties fo:border="0.57pt solid #000000"/>
    </style:style>
    <style:style style:name="gr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8" style:family="graphic" style:parent-style-name="standard">
      <style:graphic-properties draw:fill="none" draw:fill-color="#FFFFFF" draw:stroke="none" svg:stroke-color="#000000" fo:wrap-option="wrap"/>
    </style:style>
    <style:style style:name="gr29" style:family="graphic" style:parent-style-name="standard">
      <style:graphic-properties draw:fill="none" draw:fill-color="#FFFFFF" draw:stroke="none" svg:stroke-color="#000000" fo:wrap-option="wrap"/>
    </style:style>
    <style:style style:name="gr3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2" style:family="graphic" style:parent-style-name="standard">
      <style:graphic-properties draw:fill="none" draw:fill-color="#FFFFFF" draw:stroke="none" svg:stroke-color="#000000" fo:wrap-option="wrap"/>
    </style:style>
    <style:style style:name="gr33r0" style:family="table-row">
      <style:table-row-properties style:row-height="1.341cm"/>
    </style:style>
    <style:style style:name="gr33r0c0" style:family="table-cell">
      <style:graphic-properties draw:fill="solid" draw:fill-color="#EEF0EB"/>
      <style:paragraph-properties fo:border="0.57pt solid #000000"/>
    </style:style>
    <style:style style:name="gr33r1" style:family="table-row">
      <style:table-row-properties style:row-height="1.341cm"/>
    </style:style>
    <style:style style:name="gr33r1c0" style:family="table-cell">
      <style:graphic-properties draw:fill="solid" draw:fill-color="#DCEBCA"/>
      <style:paragraph-properties fo:border="0.57pt solid #000000"/>
    </style:style>
    <style:style style:name="gr33r2" style:family="table-row">
      <style:table-row-properties style:row-height="1.341cm"/>
    </style:style>
    <style:style style:name="gr33r2c0" style:family="table-cell">
      <style:graphic-properties draw:fill="solid" draw:fill-color="#EEF0EB"/>
      <style:paragraph-properties fo:border="0.57pt solid #000000"/>
    </style:style>
    <style:style style:name="gr33r3" style:family="table-row">
      <style:table-row-properties style:row-height="1.341cm"/>
    </style:style>
    <style:style style:name="gr33r3c0" style:family="table-cell">
      <style:graphic-properties draw:fill="solid" draw:fill-color="#DCEBCA"/>
      <style:paragraph-properties fo:border="0.57pt solid #000000"/>
    </style:style>
    <style:style style:name="gr33r4" style:family="table-row">
      <style:table-row-properties style:row-height="1.341cm"/>
    </style:style>
    <style:style style:name="gr33r4c0" style:family="table-cell">
      <style:graphic-properties draw:fill="solid" draw:fill-color="#EEF0EB"/>
      <style:paragraph-properties fo:border="0.57pt solid #000000"/>
    </style:style>
    <style:style style:name="gr33r5" style:family="table-row">
      <style:table-row-properties style:row-height="1.341cm"/>
    </style:style>
    <style:style style:name="gr33r5c0" style:family="table-cell">
      <style:graphic-properties draw:fill="solid" draw:fill-color="#DCEBCA"/>
      <style:paragraph-properties fo:border="0.57pt solid #000000"/>
    </style:style>
    <style:style style:name="gr3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5" style:family="graphic" style:parent-style-name="standard">
      <style:graphic-properties draw:fill="none" draw:fill-color="#FFFFFF" draw:stroke="none" svg:stroke-color="#000000" fo:wrap-option="wrap"/>
    </style:style>
    <style:style style:name="gr36" style:family="graphic" style:parent-style-name="standard">
      <style:graphic-properties draw:fill="none" draw:fill-color="#FFFFFF" draw:stroke="none" svg:stroke-color="#000000" fo:wrap-option="wrap"/>
    </style:style>
    <style:style style:name="gr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9" style:family="graphic" style:parent-style-name="standard">
      <style:graphic-properties draw:fill="none" draw:fill-color="#FFFFFF" draw:stroke="none" svg:stroke-color="#000000" fo:wrap-option="wrap"/>
    </style:style>
    <style:style style:name="gr40r0" style:family="table-row">
      <style:table-row-properties style:row-height="1.341cm"/>
    </style:style>
    <style:style style:name="gr40r0c0" style:family="table-cell">
      <style:graphic-properties draw:fill="solid" draw:fill-color="#EEF0EB"/>
      <style:paragraph-properties fo:border="0.57pt solid #000000"/>
    </style:style>
    <style:style style:name="gr40r1" style:family="table-row">
      <style:table-row-properties style:row-height="1.341cm"/>
    </style:style>
    <style:style style:name="gr40r1c0" style:family="table-cell">
      <style:graphic-properties draw:fill="solid" draw:fill-color="#DCEBCA"/>
      <style:paragraph-properties fo:border="0.57pt solid #000000"/>
    </style:style>
    <style:style style:name="gr40r2" style:family="table-row">
      <style:table-row-properties style:row-height="1.341cm"/>
    </style:style>
    <style:style style:name="gr40r2c0" style:family="table-cell">
      <style:graphic-properties draw:fill="solid" draw:fill-color="#EEF0EB"/>
      <style:paragraph-properties fo:border="0.57pt solid #000000"/>
    </style:style>
    <style:style style:name="gr40r3" style:family="table-row">
      <style:table-row-properties style:row-height="1.341cm"/>
    </style:style>
    <style:style style:name="gr40r3c0" style:family="table-cell">
      <style:graphic-properties draw:fill="solid" draw:fill-color="#DCEBCA"/>
      <style:paragraph-properties fo:border="0.57pt solid #000000"/>
    </style:style>
    <style:style style:name="gr40r4" style:family="table-row">
      <style:table-row-properties style:row-height="1.341cm"/>
    </style:style>
    <style:style style:name="gr40r4c0" style:family="table-cell">
      <style:graphic-properties draw:fill="solid" draw:fill-color="#EEF0EB"/>
      <style:paragraph-properties fo:border="0.57pt solid #000000"/>
    </style:style>
    <style:style style:name="gr40r5" style:family="table-row">
      <style:table-row-properties style:row-height="1.341cm"/>
    </style:style>
    <style:style style:name="gr40r5c0" style:family="table-cell">
      <style:graphic-properties draw:fill="solid" draw:fill-color="#DCEBCA"/>
      <style:paragraph-properties fo:border="0.57pt solid #000000"/>
    </style:style>
    <style:style style:name="gr40r6" style:family="table-row">
      <style:table-row-properties style:row-height="1.341cm"/>
    </style:style>
    <style:style style:name="gr40r6c0" style:family="table-cell">
      <style:graphic-properties draw:fill="solid" draw:fill-color="#EEF0EB"/>
      <style:paragraph-properties fo:border="0.57pt solid #000000"/>
    </style:style>
    <style:style style:name="gr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2" style:family="graphic" style:parent-style-name="standard">
      <style:graphic-properties draw:fill="none" draw:fill-color="#FFFFFF" draw:stroke="none" svg:stroke-color="#000000" fo:wrap-option="wrap"/>
    </style:style>
    <style:style style:name="gr43" style:family="graphic" style:parent-style-name="standard">
      <style:graphic-properties draw:fill="none" draw:fill-color="#FFFFFF" draw:stroke="none" svg:stroke-color="#000000" fo:wrap-option="wrap"/>
    </style:style>
    <style:style style:name="gr4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6" style:family="graphic" style:parent-style-name="standard">
      <style:graphic-properties draw:fill="none" draw:fill-color="#FFFFFF" draw:stroke="none" svg:stroke-color="#000000" fo:wrap-option="wrap"/>
    </style:style>
    <style:style style:name="gr47r0" style:family="table-row">
      <style:table-row-properties style:row-height="1.341cm"/>
    </style:style>
    <style:style style:name="gr47r0c0" style:family="table-cell">
      <style:graphic-properties draw:fill="solid" draw:fill-color="#EEF0EB"/>
      <style:paragraph-properties fo:border="0.57pt solid #000000"/>
    </style:style>
    <style:style style:name="gr47r1" style:family="table-row">
      <style:table-row-properties style:row-height="1.341cm"/>
    </style:style>
    <style:style style:name="gr47r1c0" style:family="table-cell">
      <style:graphic-properties draw:fill="solid" draw:fill-color="#DCEBCA"/>
      <style:paragraph-properties fo:border="0.57pt solid #000000"/>
    </style:style>
    <style:style style:name="gr47r2" style:family="table-row">
      <style:table-row-properties style:row-height="1.341cm"/>
    </style:style>
    <style:style style:name="gr47r2c0" style:family="table-cell">
      <style:graphic-properties draw:fill="solid" draw:fill-color="#EEF0EB"/>
      <style:paragraph-properties fo:border="0.57pt solid #000000"/>
    </style:style>
    <style:style style:name="gr47r3" style:family="table-row">
      <style:table-row-properties style:row-height="1.341cm"/>
    </style:style>
    <style:style style:name="gr47r3c0" style:family="table-cell">
      <style:graphic-properties draw:fill="solid" draw:fill-color="#DCEBCA"/>
      <style:paragraph-properties fo:border="0.57pt solid #000000"/>
    </style:style>
    <style:style style:name="gr47r4" style:family="table-row">
      <style:table-row-properties style:row-height="1.341cm"/>
    </style:style>
    <style:style style:name="gr47r4c0" style:family="table-cell">
      <style:graphic-properties draw:fill="solid" draw:fill-color="#EEF0EB"/>
      <style:paragraph-properties fo:border="0.57pt solid #000000"/>
    </style:style>
    <style:style style:name="gr47r5" style:family="table-row">
      <style:table-row-properties style:row-height="1.341cm"/>
    </style:style>
    <style:style style:name="gr47r5c0" style:family="table-cell">
      <style:graphic-properties draw:fill="solid" draw:fill-color="#DCEBCA"/>
      <style:paragraph-properties fo:border="0.57pt solid #000000"/>
    </style:style>
    <style:style style:name="gr47r6" style:family="table-row">
      <style:table-row-properties style:row-height="1.341cm"/>
    </style:style>
    <style:style style:name="gr47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b1d03a2acaff9fb6f2c56d433fb49877" style:family="paragraph">
      <style:paragraph-properties fo:text-align="left"/>
    </style:style>
    <style:style style:name="P_76c42f8cea6006c2b91c55e9ae3bae50" style:family="paragraph">
      <style:paragraph-properties fo:text-align="center"/>
    </style:style>
    <style:style style:name="P_1103d5e74acc87fb13fe4c35676a69e3" style:family="paragraph">
      <style:paragraph-properties fo:text-align="center"/>
    </style:style>
    <style:style style:name="P_b9901799e4020857167d103c0fd64f83" style:family="paragraph">
      <style:paragraph-properties fo:text-align="center"/>
    </style:style>
    <style:style style:name="P_b48aea2de96a5f75a7f0878cf45a1cea" style:family="paragraph">
      <style:paragraph-properties fo:text-align="center"/>
    </style:style>
    <style:style style:name="P_50eaff8849611a8069632037790e077f" style:family="paragraph">
      <style:paragraph-properties fo:text-align="center"/>
    </style:style>
    <style:style style:name="P_1e4d8f10ab51c464c41a3cbcfd1fe0ca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b1d03a2acaff9fb6f2c56d433fb49877">
       <text:span text:style-name="T_a166147084ec7151ebf561247f08d94a">LTE Atrium Perimeter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61bb9d10fed7e0c9c2c432d94b947784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76c42f8cea6006c2b91c55e9ae3bae50">
       <text:span text:style-name="T_1bfd854ba74ea89a0d3645d98dbb5bf5">LTE 2100 Scan – EARFCN 2000 SINR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SINR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50 to -4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4 to 0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0 to 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5 to 10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29e16d56fcaf67d32041f1c8f393f170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1103d5e74acc87fb13fe4c35676a69e3">
       <text:span text:style-name="T_1bfd854ba74ea89a0d3645d98dbb5bf5">LTE 2100 Scan – EARFCN 2000 RSSI Histogram 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SSI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c98b83c1ee0a5eec696597315bbc5257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b9901799e4020857167d103c0fd64f83">
       <text:span text:style-name="T_1bfd854ba74ea89a0d3645d98dbb5bf5">LTE 2100 Scan – EARFCN 2000 RSRP Histogram 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RSRP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40 to -108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08 to -98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98 to -88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88 to -78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-78 to -68</text:span>
        </text:p>
              </table:table-cell>
            </table:table-row>
            <table:table-row table:style-name="gr26r6">
              <table:table-cell table:style-name="gr26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  <draw:page draw:name="page4" draw:master-page-name="Standard">
        <draw:frame draw:name="PHPPowerPoint logo" svg:width="6.059cm" svg:height="0.476cm" svg:x="17.992cm" svg:y="0.265cm" draw:style-name="gr27">
          <draw:image xlink:href="Pictures/a332c77e59f4666b140c764a0c78dd7e.png" xlink:type="simple" xlink:show="embed" xlink:actuate="onLoad">
            <text:p/>
          </draw:image>
        </draw:frame>
        <draw:frame draw:style-name="gr2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1">
          <draw:image xlink:href="Pictures/366be01fbb9bd06a2f71455de48ec30b.png" xlink:type="simple" xlink:show="embed" xlink:actuate="onLoad">
            <text:p/>
          </draw:image>
        </draw:frame>
        <draw:frame draw:style-name="gr32" svg:width="24.606cm" svg:height="1.323cm" svg:x="0.529cm" svg:y="1.191cm">
          <draw:text-box>
            <text:p text:style-name="P_b48aea2de96a5f75a7f0878cf45a1cea">
       <text:span text:style-name="T_1bfd854ba74ea89a0d3645d98dbb5bf5">LTE 700 Scan – EARFCN 5780 SINR Histogram </text:span>
      </text:p>
          </draw:text-box>
        </draw:frame>
        <draw:frame svg:x="20.108cm" svg:y="5.292cm" svg:height="0.000cm" svg:width="3.969cm">
          <table:table>
            <table:table-row table:style-name="gr33r0">
              <table:table-cell table:style-name="gr33r0c0">
                <text:p>
         <text:span text:style-name="T_d25912b6d7453956d1cd2ff3800150cf">SINR</text:span>
        </text:p>
              </table:table-cell>
            </table:table-row>
            <table:table-row table:style-name="gr33r1">
              <table:table-cell table:style-name="gr33r1c0">
                <text:p>
         <text:span text:style-name="T_d25912b6d7453956d1cd2ff3800150cf">-50 to -4</text:span>
        </text:p>
              </table:table-cell>
            </table:table-row>
            <table:table-row table:style-name="gr33r2">
              <table:table-cell table:style-name="gr33r2c0">
                <text:p>
         <text:span text:style-name="T_d25912b6d7453956d1cd2ff3800150cf">-4 to 0</text:span>
        </text:p>
              </table:table-cell>
            </table:table-row>
            <table:table-row table:style-name="gr33r3">
              <table:table-cell table:style-name="gr33r3c0">
                <text:p>
         <text:span text:style-name="T_d25912b6d7453956d1cd2ff3800150cf">0 to 5</text:span>
        </text:p>
              </table:table-cell>
            </table:table-row>
            <table:table-row table:style-name="gr33r4">
              <table:table-cell table:style-name="gr33r4c0">
                <text:p>
         <text:span text:style-name="T_d25912b6d7453956d1cd2ff3800150cf">5 to 10</text:span>
        </text:p>
              </table:table-cell>
            </table:table-row>
            <table:table-row table:style-name="gr33r5">
              <table:table-cell table:style-name="gr33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5" draw:master-page-name="Standard">
        <draw:frame draw:name="PHPPowerPoint logo" svg:width="6.059cm" svg:height="0.476cm" svg:x="17.992cm" svg:y="0.265cm" draw:style-name="gr34">
          <draw:image xlink:href="Pictures/a332c77e59f4666b140c764a0c78dd7e.png" xlink:type="simple" xlink:show="embed" xlink:actuate="onLoad">
            <text:p/>
          </draw:image>
        </draw:frame>
        <draw:frame draw:style-name="gr3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8">
          <draw:image xlink:href="Pictures/dfcab6c9f53ca883e7fd92e4737f434c.png" xlink:type="simple" xlink:show="embed" xlink:actuate="onLoad">
            <text:p/>
          </draw:image>
        </draw:frame>
        <draw:frame draw:style-name="gr39" svg:width="24.606cm" svg:height="1.323cm" svg:x="0.529cm" svg:y="1.191cm">
          <draw:text-box>
            <text:p text:style-name="P_50eaff8849611a8069632037790e077f">
       <text:span text:style-name="T_1bfd854ba74ea89a0d3645d98dbb5bf5">LTE 700 Scan – EARFCN 5780 RSSI Histogram </text:span>
      </text:p>
          </draw:text-box>
        </draw:frame>
        <draw:frame svg:x="20.108cm" svg:y="5.292cm" svg:height="0.000cm" svg:width="3.969cm">
          <table:table>
            <table:table-row table:style-name="gr40r0">
              <table:table-cell table:style-name="gr40r0c0">
                <text:p>
         <text:span text:style-name="T_d25912b6d7453956d1cd2ff3800150cf">RSSI</text:span>
        </text:p>
              </table:table-cell>
            </table:table-row>
            <table:table-row table:style-name="gr40r1">
              <table:table-cell table:style-name="gr40r1c0">
                <text:p>
         <text:span text:style-name="T_d25912b6d7453956d1cd2ff3800150cf">-140 to -105</text:span>
        </text:p>
              </table:table-cell>
            </table:table-row>
            <table:table-row table:style-name="gr40r2">
              <table:table-cell table:style-name="gr40r2c0">
                <text:p>
         <text:span text:style-name="T_d25912b6d7453956d1cd2ff3800150cf">-105 to -95</text:span>
        </text:p>
              </table:table-cell>
            </table:table-row>
            <table:table-row table:style-name="gr40r3">
              <table:table-cell table:style-name="gr40r3c0">
                <text:p>
         <text:span text:style-name="T_d25912b6d7453956d1cd2ff3800150cf">-95 to -85</text:span>
        </text:p>
              </table:table-cell>
            </table:table-row>
            <table:table-row table:style-name="gr40r4">
              <table:table-cell table:style-name="gr40r4c0">
                <text:p>
         <text:span text:style-name="T_d25912b6d7453956d1cd2ff3800150cf">-85 to -75</text:span>
        </text:p>
              </table:table-cell>
            </table:table-row>
            <table:table-row table:style-name="gr40r5">
              <table:table-cell table:style-name="gr40r5c0">
                <text:p>
         <text:span text:style-name="T_d25912b6d7453956d1cd2ff3800150cf">-75 to -65</text:span>
        </text:p>
              </table:table-cell>
            </table:table-row>
            <table:table-row table:style-name="gr40r6">
              <table:table-cell table:style-name="gr4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6" draw:master-page-name="Standard">
        <draw:frame draw:name="PHPPowerPoint logo" svg:width="6.059cm" svg:height="0.476cm" svg:x="17.992cm" svg:y="0.265cm" draw:style-name="gr41">
          <draw:image xlink:href="Pictures/a332c77e59f4666b140c764a0c78dd7e.png" xlink:type="simple" xlink:show="embed" xlink:actuate="onLoad">
            <text:p/>
          </draw:image>
        </draw:frame>
        <draw:frame draw:style-name="gr4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4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45">
          <draw:image xlink:href="Pictures/14fe8e894ff16fd911e32a6dcb9a8ea0.png" xlink:type="simple" xlink:show="embed" xlink:actuate="onLoad">
            <text:p/>
          </draw:image>
        </draw:frame>
        <draw:frame draw:style-name="gr46" svg:width="24.606cm" svg:height="1.323cm" svg:x="0.529cm" svg:y="1.191cm">
          <draw:text-box>
            <text:p text:style-name="P_1e4d8f10ab51c464c41a3cbcfd1fe0ca">
       <text:span text:style-name="T_1bfd854ba74ea89a0d3645d98dbb5bf5">LTE 700 Scan – EARFCN 5780 RSRP Histogram </text:span>
      </text:p>
          </draw:text-box>
        </draw:frame>
        <draw:frame svg:x="20.108cm" svg:y="5.292cm" svg:height="0.000cm" svg:width="3.969cm">
          <table:table>
            <table:table-row table:style-name="gr47r0">
              <table:table-cell table:style-name="gr47r0c0">
                <text:p>
         <text:span text:style-name="T_d25912b6d7453956d1cd2ff3800150cf">RSRP</text:span>
        </text:p>
              </table:table-cell>
            </table:table-row>
            <table:table-row table:style-name="gr47r1">
              <table:table-cell table:style-name="gr47r1c0">
                <text:p>
         <text:span text:style-name="T_d25912b6d7453956d1cd2ff3800150cf">-140 to -108</text:span>
        </text:p>
              </table:table-cell>
            </table:table-row>
            <table:table-row table:style-name="gr47r2">
              <table:table-cell table:style-name="gr47r2c0">
                <text:p>
         <text:span text:style-name="T_d25912b6d7453956d1cd2ff3800150cf">-108 to -98</text:span>
        </text:p>
              </table:table-cell>
            </table:table-row>
            <table:table-row table:style-name="gr47r3">
              <table:table-cell table:style-name="gr47r3c0">
                <text:p>
         <text:span text:style-name="T_d25912b6d7453956d1cd2ff3800150cf">-98 to -88</text:span>
        </text:p>
              </table:table-cell>
            </table:table-row>
            <table:table-row table:style-name="gr47r4">
              <table:table-cell table:style-name="gr47r4c0">
                <text:p>
         <text:span text:style-name="T_d25912b6d7453956d1cd2ff3800150cf">-88 to -78</text:span>
        </text:p>
              </table:table-cell>
            </table:table-row>
            <table:table-row table:style-name="gr47r5">
              <table:table-cell table:style-name="gr47r5c0">
                <text:p>
         <text:span text:style-name="T_d25912b6d7453956d1cd2ff3800150cf">-78 to -68</text:span>
        </text:p>
              </table:table-cell>
            </table:table-row>
            <table:table-row table:style-name="gr47r6">
              <table:table-cell table:style-name="gr47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0:27:37.000</dc:date>
    <dc:description>Sample 07 Description</dc:description>
    <dc:subject>Sample 07 Subject</dc:subject>
    <dc:title>Sample 07 Title</dc:title>
    <meta:creation-date>2015-04-16T00:27:37.000</meta:creation-date>
    <meta:initial-creator>HAT Developer</meta:initial-creator>
    <meta:keyword>office 2007 openxml libreoffice odt php</meta:keyword>
  </office:meta>
</office:document-meta>
</file>